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F0000017874A85AC0.png" manifest:media-type=""/>
  <manifest:file-entry manifest:full-path="Pictures/10000000000000AB000000E41388A45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23cm" svg:height="6.032cm" svg:x="0.227cm" svg:y="0.227cm">
          <draw:image xlink:href="Pictures/10000000000000AB000000E41388A451.png" xlink:type="simple" xlink:show="embed" xlink:actuate="onLoad">
            <text:p/>
          </draw:image>
        </draw:frame>
        <draw:frame draw:style-name="gr1" draw:text-style-name="P1" draw:layer="layout" svg:width="4.521cm" svg:height="6.02cm" svg:x="5.053cm" svg:y="0.227cm">
          <draw:image xlink:href="Pictures/100002010000012F0000017874A85AC0.png" xlink:type="simple" xlink:show="embed" xlink:actuate="onLoad">
            <text:p/>
          </draw:image>
        </draw:frame>
        <draw:line draw:style-name="gr2" draw:text-style-name="P1" draw:layer="layout" svg:x1="5.03cm" svg:y1="0.608cm" svg:x2="9.907cm" svg:y2="0.608cm">
          <text:p/>
        </draw:line>
        <draw:line draw:style-name="gr2" draw:text-style-name="P1" draw:layer="layout" svg:x1="5.03cm" svg:y1="0.989cm" svg:x2="9.907cm" svg:y2="0.989cm">
          <text:p/>
        </draw:line>
        <draw:line draw:style-name="gr2" draw:text-style-name="P1" draw:layer="layout" svg:x1="5.03cm" svg:y1="1.37cm" svg:x2="9.907cm" svg:y2="1.37cm">
          <text:p/>
        </draw:line>
        <draw:line draw:style-name="gr2" draw:text-style-name="P1" draw:layer="layout" svg:x1="5.03cm" svg:y1="1.751cm" svg:x2="9.907cm" svg:y2="1.751cm">
          <text:p/>
        </draw:line>
        <draw:line draw:style-name="gr2" draw:text-style-name="P1" draw:layer="layout" svg:x1="5.03cm" svg:y1="2.132cm" svg:x2="9.907cm" svg:y2="2.132cm">
          <text:p/>
        </draw:line>
        <draw:line draw:style-name="gr2" draw:text-style-name="P1" draw:layer="layout" svg:x1="5.03cm" svg:y1="2.513cm" svg:x2="9.907cm" svg:y2="2.513cm">
          <text:p/>
        </draw:line>
        <draw:line draw:style-name="gr2" draw:text-style-name="P1" draw:layer="layout" svg:x1="5.03cm" svg:y1="2.894cm" svg:x2="9.907cm" svg:y2="2.894cm">
          <text:p/>
        </draw:line>
        <draw:line draw:style-name="gr2" draw:text-style-name="P1" draw:layer="layout" svg:x1="5.03cm" svg:y1="3.275cm" svg:x2="9.907cm" svg:y2="3.275cm">
          <text:p/>
        </draw:line>
        <draw:line draw:style-name="gr2" draw:text-style-name="P1" draw:layer="layout" svg:x1="5.03cm" svg:y1="3.656cm" svg:x2="9.907cm" svg:y2="3.656cm">
          <text:p/>
        </draw:line>
        <draw:line draw:style-name="gr2" draw:text-style-name="P1" draw:layer="layout" svg:x1="5.03cm" svg:y1="4.037cm" svg:x2="9.907cm" svg:y2="4.037cm">
          <text:p/>
        </draw:line>
        <draw:line draw:style-name="gr2" draw:text-style-name="P1" draw:layer="layout" svg:x1="5.03cm" svg:y1="4.418cm" svg:x2="9.907cm" svg:y2="4.418cm">
          <text:p/>
        </draw:line>
        <draw:line draw:style-name="gr2" draw:text-style-name="P1" draw:layer="layout" svg:x1="5.03cm" svg:y1="4.799cm" svg:x2="9.907cm" svg:y2="4.799cm">
          <text:p/>
        </draw:line>
        <draw:line draw:style-name="gr2" draw:text-style-name="P1" draw:layer="layout" svg:x1="5.03cm" svg:y1="5.18cm" svg:x2="9.907cm" svg:y2="5.18cm">
          <text:p/>
        </draw:line>
        <draw:line draw:style-name="gr2" draw:text-style-name="P1" draw:layer="layout" svg:x1="5.03cm" svg:y1="5.561cm" svg:x2="9.907cm" svg:y2="5.561cm">
          <text:p/>
        </draw:line>
        <draw:line draw:style-name="gr2" draw:text-style-name="P1" draw:layer="layout" svg:x1="5.03cm" svg:y1="5.942cm" svg:x2="9.907cm" svg:y2="5.942cm">
          <text:p/>
        </draw:line>
        <draw:line draw:style-name="gr2" draw:text-style-name="P1" draw:layer="layout" svg:x1="0.03cm" svg:y1="0.608cm" svg:x2="4.907cm" svg:y2="0.608cm">
          <text:p/>
        </draw:line>
        <draw:line draw:style-name="gr2" draw:text-style-name="P1" draw:layer="layout" svg:x1="0.03cm" svg:y1="0.989cm" svg:x2="4.907cm" svg:y2="0.989cm">
          <text:p/>
        </draw:line>
        <draw:line draw:style-name="gr2" draw:text-style-name="P1" draw:layer="layout" svg:x1="0.03cm" svg:y1="1.37cm" svg:x2="4.907cm" svg:y2="1.37cm">
          <text:p/>
        </draw:line>
        <draw:line draw:style-name="gr2" draw:text-style-name="P1" draw:layer="layout" svg:x1="0.03cm" svg:y1="1.751cm" svg:x2="4.907cm" svg:y2="1.751cm">
          <text:p/>
        </draw:line>
        <draw:line draw:style-name="gr2" draw:text-style-name="P1" draw:layer="layout" svg:x1="0.03cm" svg:y1="2.132cm" svg:x2="4.907cm" svg:y2="2.132cm">
          <text:p/>
        </draw:line>
        <draw:line draw:style-name="gr2" draw:text-style-name="P1" draw:layer="layout" svg:x1="0.03cm" svg:y1="2.513cm" svg:x2="4.907cm" svg:y2="2.513cm">
          <text:p/>
        </draw:line>
        <draw:line draw:style-name="gr2" draw:text-style-name="P1" draw:layer="layout" svg:x1="0.03cm" svg:y1="2.894cm" svg:x2="4.907cm" svg:y2="2.894cm">
          <text:p/>
        </draw:line>
        <draw:line draw:style-name="gr2" draw:text-style-name="P1" draw:layer="layout" svg:x1="0.03cm" svg:y1="3.275cm" svg:x2="4.907cm" svg:y2="3.275cm">
          <text:p/>
        </draw:line>
        <draw:line draw:style-name="gr2" draw:text-style-name="P1" draw:layer="layout" svg:x1="0.03cm" svg:y1="3.656cm" svg:x2="4.907cm" svg:y2="3.656cm">
          <text:p/>
        </draw:line>
        <draw:line draw:style-name="gr2" draw:text-style-name="P1" draw:layer="layout" svg:x1="0.03cm" svg:y1="4.037cm" svg:x2="4.907cm" svg:y2="4.037cm">
          <text:p/>
        </draw:line>
        <draw:line draw:style-name="gr2" draw:text-style-name="P1" draw:layer="layout" svg:x1="0.03cm" svg:y1="4.418cm" svg:x2="4.907cm" svg:y2="4.418cm">
          <text:p/>
        </draw:line>
        <draw:line draw:style-name="gr2" draw:text-style-name="P1" draw:layer="layout" svg:x1="0.03cm" svg:y1="4.799cm" svg:x2="4.907cm" svg:y2="4.799cm">
          <text:p/>
        </draw:line>
        <draw:line draw:style-name="gr2" draw:text-style-name="P1" draw:layer="layout" svg:x1="0.03cm" svg:y1="5.18cm" svg:x2="4.907cm" svg:y2="5.18cm">
          <text:p/>
        </draw:line>
        <draw:line draw:style-name="gr2" draw:text-style-name="P1" draw:layer="layout" svg:x1="0.03cm" svg:y1="5.561cm" svg:x2="4.907cm" svg:y2="5.561cm">
          <text:p/>
        </draw:line>
        <draw:line draw:style-name="gr2" draw:text-style-name="P1" draw:layer="layout" svg:x1="0.03cm" svg:y1="5.942cm" svg:x2="4.907cm" svg:y2="5.942cm">
          <text:p/>
        </draw:line>
        <draw:custom-shape draw:style-name="gr3" draw:text-style-name="P2" draw:layer="layout" svg:width="0.381cm" svg:height="0.381cm" svg:x="9.86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0.22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0.60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0.98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1.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1.75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2.13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2.513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2.894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3.275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3.656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4.037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4.4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4.799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5.18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5.561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9.86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241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0.622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003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384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1.765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146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0.381cm" svg:x="12.527cm" svg:y="5.94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3.081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3-11-16T17:28:03</meta:creation-date>
    <dc:date>2013-11-16T17:30:12</dc:date>
    <dc:creator>Helio Filho</dc:creator>
    <meta:editing-duration>P0D</meta:editing-duration>
    <meta:editing-cycles>1</meta:editing-cycles>
    <meta:document-statistic meta:object-count="160"/>
    <meta:generator>LibreOffice/4.0.2.2$Linux_X86_64 LibreOffice_project/400m0$Build-2</meta:generator>
  </office:meta>
</office:document-meta>
</file>